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4.313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H" style:family="table-column">
      <style:table-column-properties style:column-width="1.72cm"/>
    </style:style>
    <style:style style:name="Table1.I" style:family="table-column">
      <style:table-column-properties style:column-width="2.275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8d72f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ac4c0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17c6ee" officeooo:paragraph-rsid="0117c6e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1e449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e004f" officeooo:paragraph-rsid="011e004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e4499" officeooo:paragraph-rsid="011e4499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bold" officeooo:rsid="010eebf8" officeooo:paragraph-rsid="011e004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officeooo:paragraph-rsid="00a8d5a6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9pt" fo:font-weight="bold" officeooo:rsid="0125d367" officeooo:paragraph-rsid="0125d367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0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1" style:family="paragraph" style:parent-style-name="Table_20_Contents" style:list-style-name="">
      <style:paragraph-properties fo:text-align="center" style:justify-single-word="false"/>
      <style:text-properties style:font-name="Arial" fo:font-size="10pt" fo:font-weight="bold" officeooo:rsid="004617a3" officeooo:paragraph-rsid="012ce316" style:font-name-asian="Droid Sans Fallback" style:font-size-asian="10pt" style:font-weight-asian="bold" style:font-name-complex="Liberation Mono" style:font-size-complex="10pt" style:font-weight-complex="bold"/>
    </style:style>
    <style:style style:name="P22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12ce316" style:font-name-asian="Droid Sans Fallback" style:font-size-asian="10pt" style:font-weight-asian="bold" style:font-name-complex="Liberation Mono" style:font-size-complex="10pt" style:font-weight-complex="bold"/>
    </style:style>
    <style:style style:name="P23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P24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1e004f" style:font-size-asian="9pt" style:font-weight-asian="bold" style:font-size-complex="9pt" style:font-weight-complex="bold"/>
    </style:style>
    <style:style style:name="P25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1e4499" style:font-size-asian="9pt" style:font-weight-asian="bold" style:font-size-complex="9pt" style:font-weight-complex="bold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1e4499"/>
    </style:style>
    <style:style style:name="T4" style:family="text">
      <style:text-properties officeooo:rsid="011cb86a"/>
    </style:style>
    <style:style style:name="T5" style:family="text">
      <style:text-properties officeooo:rsid="011dd9d3"/>
    </style:style>
    <style:style style:name="T6" style:family="text">
      <style:text-properties style:font-name="arial" fo:font-size="9pt" style:text-underline-style="none" style:font-size-asian="9pt" style:font-name-complex="Arial" style:font-size-complex="9pt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487edb" style:font-size-asian="12pt" style:font-style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e68346" style:font-size-asian="12pt" style:font-style-asian="normal" style:font-size-complex="12pt" style:text-emphasize="none"/>
    </style:style>
    <style:style style:name="T10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<text:h text:style-name="P21" text:outline-level="2"><text:span text:style-name="Source_20_Text"><text:span text:style-name="T7"><text:text-input text:description="&lt;if test=&quot;o.categ_id&quot;&gt;">If categ</text:text-input></text:span></text:span><text:span text:style-name="Source_20_Text"><text:span text:style-name="T7"> <text:s/></text:span></text:span><text:span text:style-name="Source_20_Text"><text:span text:style-name="T8">Product Category:</text:span></text:span><text:span text:style-name="Source_20_Text"><text:span text:style-name="T9"><text:text-input text:description="&lt;o.categ_id.name&gt;">Name</text:text-input></text:span></text:span><text:span text:style-name="Source_20_Text"><text:span text:style-name="T7"> </text:span></text:span><text:span text:style-name="Source_20_Text"><text:span text:style-name="T7"><text:text-input text:description="&lt;/if&gt;">End If</text:text-inpu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columns-spanned="9" office:value-type="string">
              <text:h text:style-name="P20" text:outline-level="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9">S/No</text:p>
            </table:table-cell>
            <table:table-cell table:style-name="Table1.A2" office:value-type="string">
              <text:p text:style-name="P12">Date</text:p>
            </table:table-cell>
            <table:table-cell table:style-name="Table1.A2" office:value-type="string">
              <text:p text:style-name="P13">MO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0">QTY</text:p>
            </table:table-cell>
            <table:table-cell table:style-name="Table1.A2" office:value-type="string">
              <text:p text:style-name="P12">Uom</text:p>
            </table:table-cell>
            <table:table-cell table:style-name="Table1.A2" office:value-type="string">
              <text:p text:style-name="P12">Total DMC</text:p>
            </table:table-cell>
            <table:table-cell table:style-name="Table1.A2" office:value-type="string">
              <text:p text:style-name="P12">Unit DMC</text:p>
            </table:table-cell>
            <table:table-cell table:style-name="Table1.I2" office:value-type="string">
              <text:p text:style-name="P18">Weighted Cost</text:p>
            </table:table-cell>
          </table:table-row>
        </table:table-header-rows>
        <table:table-row table:style-name="Table1.3">
          <table:table-cell table:style-name="Table1.A3" table:number-columns-spanned="9" office:value-type="string">
            <text:p text:style-name="P17"><text:span text:style-name="Source_20_Text"><text:span text:style-name="T10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23" text:outline-level="2"><text:text-input text:description="&lt;formatLang(line['date'],date=True)&gt;">Date</text:text-input></text:h>
          </table:table-cell>
          <table:table-cell table:style-name="Table1.A2" office:value-type="string">
            <text:h text:style-name="P24" text:outline-level="2"><text:text-input text:description="&lt;line['mo']&gt;">MO</text:text-input></text:h>
          </table:table-cell>
          <table:table-cell table:style-name="Table1.A2" office:value-type="string">
            <text:h text:style-name="P25" text:outline-level="2"><text:text-input text:description="&lt;line['product']&gt;">product</text:text-input></text:h>
          </table:table-cell>
          <table:table-cell table:style-name="Table1.A2" office:value-type="string">
            <text:p text:style-name="P8"><text:text-input text:description="&lt;line['qty']&gt;">Qty</text:text-input></text:p>
          </table:table-cell>
          <table:table-cell table:style-name="Table1.A2" office:value-type="string">
            <text:p text:style-name="P8"><text:text-input text:description="&lt;line['uom']&gt;">UOM</text:text-input></text:p>
          </table:table-cell>
          <table:table-cell table:style-name="Table1.A2" office:value-type="string">
            <text:p text:style-name="P14"><text:text-input text:description="&lt;formatLang(line['total_dmc'],digits=2)&gt;">Total DMC</text:text-input></text:p>
          </table:table-cell>
          <table:table-cell table:style-name="Table1.A2" office:value-type="string">
            <text:p text:style-name="P9"><text:text-input text:description="&lt;formatLang(line['unit_dmc'],digits=2)&gt;">Unit DMC</text:text-input></text:p>
          </table:table-cell>
          <table:table-cell table:style-name="Table1.I2" office:value-type="string">
            <text:p text:style-name="P9"><text:text-input text:description="&lt;formatLang(line['wcost'],digits=2)&gt;">wcost</text:text-input></text:p>
          </table:table-cell>
        </table:table-row>
        <table:table-row table:style-name="Table1.5">
          <table:table-cell table:style-name="Table1.A5" table:number-columns-spanned="9" office:value-type="string">
            <text:p text:style-name="P5"><text:span text:style-name="Source_20_Text"><text:span text:style-name="T10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Printed on <text:date style:data-style-name="N79" text:date-value="2017-02-28T17:52:52.863778285">Tuesday, February 28, 2017</text:date> at <text:time style:data-style-name="N42" text:time-value="2017-02-28T17:52:52.863949276">05:52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8d72f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ac4c0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17c6ee" officeooo:paragraph-rsid="0117c6ee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1e4499"/>
    </style:style>
    <style:style style:name="MT4" style:family="text">
      <style:text-properties officeooo:rsid="011cb86a"/>
    </style:style>
    <style:style style:name="MT5" style:family="text">
      <style:text-properties officeooo:rsid="011dd9d3"/>
    </style:style>
    <style:style style:name="MT6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2"><text:text-input text:description="&lt;company_address(o)&gt;">Company Address</text:text-input></text:span></text:p>
        <text:p text:style-name="MP3"><text:span text:style-name="MT3">Direct </text:span><text:s/>Material <text:span text:style-name="MT4">Cost</text:span> <text:span text:style-name="MT5">Summary</text:span></text:p>
        <text:p text:style-name="MP4"><text:span text:style-name="MT6">Date From </text:span><text:span text:style-name="MT6"><text:text-input text:description="&lt;formatLang(o.date_start,date=True)&gt;">Start Date</text:text-input></text:span><text:span text:style-name="MT6"> To </text:span><text:span text:style-name="MT6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8T17:52:52.742639396</dc:date>
    <meta:editing-duration>PT17H42M42S</meta:editing-duration>
    <meta:editing-cycles>293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100" meta:character-count="347" meta:non-whitespace-character-count="306"/>
  </office:meta>
</office:document-meta>
</file>